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53.9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35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6.4mm" fo:break-before="auto" style:use-optimal-row-height="true"/>
    </style:style>
    <style:style style:name="ro12" style:family="table-row">
      <style:table-row-properties style:row-height="12.4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20.53mm" fo:break-before="auto" style:use-optimal-row-height="true"/>
    </style:style>
    <style:style style:name="ro15" style:family="table-row">
      <style:table-row-properties style:row-height="16.32mm" fo:break-before="auto" style:use-optimal-row-height="true"/>
    </style:style>
    <style:style style:name="ro16" style:family="table-row">
      <style:table-row-properties style:row-height="20.27mm" fo:break-before="auto" style:use-optimal-row-height="true"/>
    </style:style>
    <style:style style:name="ro17" style:family="table-row">
      <style:table-row-properties style:row-height="14.02mm" fo:break-before="auto" style:use-optimal-row-height="fals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13.23mm" fo:break-before="auto" style:use-optimal-row-height="false"/>
    </style:style>
    <style:style style:name="ro20" style:family="table-row">
      <style:table-row-properties style:row-height="12.44mm" fo:break-before="auto" style:use-optimal-row-height="false"/>
    </style:style>
    <style:style style:name="ro21" style:family="table-row">
      <style:table-row-properties style:row-height="11.38mm" fo:break-before="auto" style:use-optimal-row-height="fals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12.7mm" fo:break-before="auto" style:use-optimal-row-height="false"/>
    </style:style>
    <style:style style:name="ro24" style:family="table-row">
      <style:table-row-properties style:row-height="12.96mm" fo:break-before="auto" style:use-optimal-row-height="false"/>
    </style:style>
    <style:style style:name="ro25" style:family="table-row">
      <style:table-row-properties style:row-height="15.88mm" fo:break-before="auto" style:use-optimal-row-height="false"/>
    </style:style>
    <style:style style:name="ro26" style:family="table-row">
      <style:table-row-properties style:row-height="16.67mm" fo:break-before="auto" style:use-optimal-row-height="false"/>
    </style:style>
    <style:style style:name="ro27" style:family="table-row">
      <style:table-row-properties style:row-height="14.29mm" fo:break-before="auto" style:use-optimal-row-height="false"/>
    </style:style>
    <style:style style:name="ro28" style:family="table-row">
      <style:table-row-properties style:row-height="14.55mm" fo:break-before="auto" style:use-optimal-row-height="false"/>
    </style:style>
    <style:style style:name="ro29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8" office:value-type="string" calcext:value-type="string">
            <text:p>Project Name:</text:p>
          </table:table-cell>
          <table:table-cell table:style-name="ce15" office:value-type="string" calcext:value-type="string">
            <text:p>JpetStore </text:p>
          </table:table-cell>
          <table:table-cell table:style-name="ce15" office:value-type="string" calcext:value-type="string">
            <text:p>Test Designed by:</text:p>
          </table:table-cell>
          <table:table-cell table:style-name="ce18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covered-table-cell table:style-name="ce1"/>
          <table:table-cell table:style-name="ce9" office:value-type="string" calcext:value-type="string">
            <text:p>Module Name:</text:p>
          </table:table-cell>
          <table:table-cell table:style-name="ce15" office:value-type="string" calcext:value-type="string">
            <text:p>Home Page(Register) </text:p>
          </table:table-cell>
          <table:table-cell table:style-name="ce15" office:value-type="string" calcext:value-type="string">
            <text:p>Test Designed date: </text:p>
          </table:table-cell>
          <table:table-cell table:style-name="ce19" office:value-type="string" calcext:value-type="string">
            <text:p>04-05-2019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2"/>
          <table:table-cell table:style-name="ce10" office:value-type="string" calcext:value-type="string">
            <text:p>Release Version:</text:p>
          </table:table-cell>
          <table:table-cell table:style-name="ce15"/>
          <table:table-cell table:style-name="ce15" office:value-type="string" calcext:value-type="string">
            <text:p>Test Executed by: </text:p>
          </table:table-cell>
          <table:table-cell table:style-name="ce20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15" office:value-type="string" calcext:value-type="string">
            <text:p>Test Execution date: </text:p>
          </table:table-cell>
          <table:table-cell table:style-name="ce21"/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2">
          <table:table-cell table:style-name="ce4"/>
          <table:table-cell table:style-name="ce11"/>
          <table:table-cell table:style-name="ce16" table:number-columns-repeated="4"/>
          <table:table-cell table:style-name="ce23" table:number-columns-repeated="3"/>
          <table:table-cell table:style-name="ce16"/>
          <table:table-cell table:number-columns-repeated="14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3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39"/>
          <table:table-cell table:style-name="ce24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39" table:number-columns-spanned="7" table:number-rows-spanned="1"/>
          <table:covered-table-cell table:number-columns-repeated="6" table:style-name="ce39"/>
          <table:table-cell table:style-name="ce25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3" office:value-type="string" calcext:value-type="string">
            <text:p>High </text:p>
          </table:table-cell>
          <table:table-cell table:style-name="ce17" table:number-columns-repeated="7"/>
          <table:table-cell table:style-name="ce27"/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2">
          <table:table-cell table:style-name="ce7" office:value-type="string" calcext:value-type="string">
            <text:p>Test Case#</text:p>
          </table:table-cell>
          <table:table-cell table:style-name="ce14" office:value-type="string" calcext:value-type="string">
            <text:p>Test Title</text:p>
          </table:table-cell>
          <table:table-cell table:style-name="ce14" office:value-type="string" calcext:value-type="string">
            <text:p>Test Summary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 </text:p>
          </table:table-cell>
          <table:table-cell table:style-name="ce28" office:value-type="string" calcext:value-type="string">
            <text:p>Notes</text:p>
          </table:table-cell>
          <table:table-cell table:style-name="ce29" table:number-columns-repeated="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mamatha in </text:p>
            <text:p>user ID and</text:p>
            <text:p> Abc in password field</text:p>
            <text:p/>
          </table:table-cell>
          <table:table-cell office:value-type="string" calcext:value-type="string">
            <text:p>Enter valid userID</text:p>
            <text:p>(mamatha)</text:p>
            <text:p>And valid password(abc)</text:p>
          </table:table-cell>
          <table:table-cell office:value-type="string" calcext:value-type="string">
            <text:p>step1)open the register page</text:p>
            <text:p>step2)enter userID</text:p>
            <text:p>step3)enter password</text:p>
            <text:p/>
          </table:table-cell>
          <table:table-cell office:value-type="string" calcext:value-type="string">
            <text:p>It is accepting</text:p>
            <text:p>UserID and password</text:p>
          </table:table-cell>
          <table:table-cell office:value-type="string" calcext:value-type="string">
            <text:p>it should accept the </text:p>
            <text:p>UserID 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TC#002</text:p>
          </table:table-cell>
          <table:table-cell office:value-type="string" calcext:value-type="string">
            <text:p>Validate Repeat </text:p>
            <text:p>Password Text field</text:p>
          </table:table-cell>
          <table:table-cell office:value-type="string" calcext:value-type="string">
            <text:p>upon entering  abc in repeat</text:p>
            <text:p>Password text field</text:p>
            <text:p/>
          </table:table-cell>
          <table:table-cell office:value-type="string" calcext:value-type="string">
            <text:p>Enter the same password (abc)</text:p>
            <text:p>In Repeat password field</text:p>
          </table:table-cell>
          <table:table-cell office:value-type="string" calcext:value-type="string">
            <text:p>step1)open the register page</text:p>
            <text:p>step2)enter user name</text:p>
            <text:p>step3)enter password</text:p>
            <text:p>step4)enter password in</text:p>
            <text:p>Repeat password field</text:p>
          </table:table-cell>
          <table:table-cell office:value-type="string" calcext:value-type="string">
            <text:p>It is accepting password</text:p>
          </table:table-cell>
          <table:table-cell office:value-type="string" calcext:value-type="string">
            <text:p>It should accept the</text:p>
            <text:p>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C#003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priti in First </text:p>
            <text:p>name text Field </text:p>
            <text:p/>
          </table:table-cell>
          <table:table-cell office:value-type="string" calcext:value-type="string">
            <text:p>Enter the valid name (priti)</text:p>
          </table:table-cell>
          <table:table-cell office:value-type="string" calcext:value-type="string">
            <text:p><text:span text:style-name="T1">step1)open the register page</text:span></text:p>
            <text:p>Step2)enter 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accpet the valid </text:p>
            <text:p>Nam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8">
          <table:table-cell office:value-type="string" calcext:value-type="string">
            <text:p>TC#004</text:p>
          </table:table-cell>
          <table:table-cell office:value-type="string" calcext:value-type="string">
            <text:p>Validate </text:p>
            <text:p> Last name text field</text:p>
          </table:table-cell>
          <table:table-cell office:value-type="string" calcext:value-type="string">
            <text:p>upon entering prithu</text:p>
            <text:p>In last text field</text:p>
          </table:table-cell>
          <table:table-cell office:value-type="string" calcext:value-type="string">
            <text:p>Enter the valid last name(pritu)</text:p>
          </table:table-cell>
          <table:table-cell office:value-type="string" calcext:value-type="string">
            <text:p><text:span text:style-name="T1">step1)open the register page</text:span></text:p>
            <text:p>step2)Enter the last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accpet the valid </text:p>
            <text:p>Nam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TC#005</text:p>
          </table:table-cell>
          <table:table-cell office:value-type="string" calcext:value-type="string">
            <text:p>Validate Email ID</text:p>
            <text:p>Text filed</text:p>
            <text:p> </text:p>
          </table:table-cell>
          <table:table-cell office:value-type="string" calcext:value-type="string">
            <text:p>upon entering </text:p>
            <text:p>(active@gmail.com)</text:p>
            <text:p>Email ID text field</text:p>
          </table:table-cell>
          <table:table-cell office:value-type="string" calcext:value-type="string">
            <text:p>Enter the vaild email</text:p>
            <text:p>(<text:a xlink:href="mailto:active@gmail.com" xlink:type="simple">active@gmail.com</text:a>)</text:p>
          </table:table-cell>
          <table:table-cell office:value-type="string" calcext:value-type="string">
            <text:p><text:span text:style-name="T1">step1)open the register page</text:span></text:p>
            <text:p>Step2)Enter the vaild </text:p>
            <text:p>Email ID</text:p>
          </table:table-cell>
          <table:table-cell office:value-type="string" calcext:value-type="string">
            <text:p>It is accepting the </text:p>
            <text:p>Vaild Email ID</text:p>
          </table:table-cell>
          <table:table-cell office:value-type="string" calcext:value-type="string">
            <text:p>It should accept the </text:p>
            <text:p>Valid email I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0">
          <table:table-cell office:value-type="string" calcext:value-type="string">
            <text:p>TC#006</text:p>
          </table:table-cell>
          <table:table-cell office:value-type="string" calcext:value-type="string">
            <text:p>validate Phone number</text:p>
            <text:p>Text field</text:p>
          </table:table-cell>
          <table:table-cell office:value-type="string" calcext:value-type="string">
            <text:p>upon entering 1234567891</text:p>
            <text:p> In Phone text field </text:p>
          </table:table-cell>
          <table:table-cell office:value-type="string" calcext:value-type="string">
            <text:p>enter vaild number 1234567891</text:p>
          </table:table-cell>
          <table:table-cell office:value-type="string" calcext:value-type="string">
            <text:p>step1)Enter the vaild</text:p>
            <text:p> Number</text:p>
          </table:table-cell>
          <table:table-cell office:value-type="string" calcext:value-type="string">
            <text:p>It is accepting the number</text:p>
          </table:table-cell>
          <table:table-cell office:value-type="string" calcext:value-type="string">
            <text:p>It should accept the </text:p>
            <text:p>Number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1">
          <table:table-cell office:value-type="string" calcext:value-type="string">
            <text:p>TC#007</text:p>
          </table:table-cell>
          <table:table-cell office:value-type="string" calcext:value-type="string">
            <text:p>Validate the Address1 </text:p>
            <text:p>Text field</text:p>
            <text:p> </text:p>
          </table:table-cell>
          <table:table-cell office:value-type="string" calcext:value-type="string">
            <text:p>upon entering #111 btm</text:p>
            <text:p>Layout in Address </text:p>
            <text:p>Text field </text:p>
            <text:p/>
          </table:table-cell>
          <table:table-cell office:value-type="string" calcext:value-type="string">
            <text:p>enter the vaild address</text:p>
            <text:p>(#111 btm layout)</text:p>
          </table:table-cell>
          <table:table-cell office:value-type="string" calcext:value-type="string">
            <text:p><text:span text:style-name="T1">step1)open the register page</text:span></text:p>
            <text:p>step1)Enter the vaild</text:p>
            <text:p>Address</text:p>
          </table:table-cell>
          <table:table-cell office:value-type="string" calcext:value-type="string">
            <text:p>It is accepting the address</text:p>
          </table:table-cell>
          <table:table-cell office:value-type="string" calcext:value-type="string">
            <text:p>It should accept </text:p>
            <text:p>The address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2">
          <table:table-cell office:value-type="string" calcext:value-type="string">
            <text:p>TC#008</text:p>
          </table:table-cell>
          <table:table-cell office:value-type="string" calcext:value-type="string">
            <text:p>Validate city text field </text:p>
            <text:p> </text:p>
          </table:table-cell>
          <table:table-cell office:value-type="string" calcext:value-type="string">
            <text:p>upon entering banglore in</text:p>
            <text:p>City  text field </text:p>
            <text:p> </text:p>
          </table:table-cell>
          <table:table-cell office:value-type="string" calcext:value-type="string">
            <text:p>enter the vaild city name</text:p>
            <text:p>(banglore)</text:p>
          </table:table-cell>
          <table:table-cell office:value-type="string" calcext:value-type="string">
            <text:p><text:span text:style-name="T1">step1)open the register page</text:span></text:p>
            <text:p>step1)enter the vaild </text:p>
            <text:p>City name</text:p>
          </table:table-cell>
          <table:table-cell office:value-type="string" calcext:value-type="string">
            <text:p>it is accepting the city</text:p>
            <text:p> name</text:p>
          </table:table-cell>
          <table:table-cell office:value-type="string" calcext:value-type="string">
            <text:p>it should accept the </text:p>
            <text:p>Vaild city nam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2">
          <table:table-cell office:value-type="string" calcext:value-type="string">
            <text:p>TC#009</text:p>
          </table:table-cell>
          <table:table-cell office:value-type="string" calcext:value-type="string">
            <text:p>validate state text field</text:p>
          </table:table-cell>
          <table:table-cell office:value-type="string" calcext:value-type="string">
            <text:p>upon entering karnataka in</text:p>
            <text:p>State text field</text:p>
            <text:p/>
          </table:table-cell>
          <table:table-cell office:value-type="string" calcext:value-type="string">
            <text:p>enter the vaild state name</text:p>
            <text:p>(karnataka)</text:p>
          </table:table-cell>
          <table:table-cell office:value-type="string" calcext:value-type="string">
            <text:p><text:span text:style-name="T1">step1)open the register page</text:span></text:p>
            <text:p>step1)Enter the state </text:p>
            <text:p>Name</text:p>
          </table:table-cell>
          <table:table-cell office:value-type="string" calcext:value-type="string">
            <text:p>it is accepting the state</text:p>
            <text:p> name</text:p>
          </table:table-cell>
          <table:table-cell office:value-type="string" calcext:value-type="string">
            <text:p>it should accept the </text:p>
            <text:p>State nam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2">
          <table:table-cell office:value-type="string" calcext:value-type="string">
            <text:p>TC#010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102 in</text:p>
            <text:p>Zip text field</text:p>
            <text:p/>
          </table:table-cell>
          <table:table-cell office:value-type="string" calcext:value-type="string">
            <text:p>enter the vaild zip code</text:p>
            <text:p>(563101)</text:p>
          </table:table-cell>
          <table:table-cell office:value-type="string" calcext:value-type="string">
            <text:p><text:span text:style-name="T1">step1)open the register page</text:span></text:p>
            <text:p>step1)Enter the zip</text:p>
            <text:p>Code</text:p>
          </table:table-cell>
          <table:table-cell office:value-type="string" calcext:value-type="string">
            <text:p>it is accepting the zip</text:p>
            <text:p> Code</text:p>
          </table:table-cell>
          <table:table-cell office:value-type="string" calcext:value-type="string">
            <text:p>it should accept the </text:p>
            <text:p>Zip cod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3">
          <table:table-cell office:value-type="string" calcext:value-type="string">
            <text:p>TC#011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India</text:p>
            <text:p>Country text field </text:p>
          </table:table-cell>
          <table:table-cell office:value-type="string" calcext:value-type="string">
            <text:p>enter the vaild country name</text:p>
            <text:p>(India)</text:p>
          </table:table-cell>
          <table:table-cell office:value-type="string" calcext:value-type="string">
            <text:p><text:span text:style-name="T1">step1)open the register page</text:span></text:p>
            <text:p>step1)Enter the country </text:p>
            <text:p>Name</text:p>
          </table:table-cell>
          <table:table-cell office:value-type="string" calcext:value-type="string">
            <text:p>it is accepting the country</text:p>
            <text:p> name</text:p>
          </table:table-cell>
          <table:table-cell office:value-type="string" calcext:value-type="string">
            <text:p>it should accept the </text:p>
            <text:p>Country name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4">
          <table:table-cell office:value-type="string" calcext:value-type="string">
            <text:p>TC#012</text:p>
          </table:table-cell>
          <table:table-cell office:value-type="string" calcext:value-type="string">
            <text:p><text:span text:style-name="T1">Validate the Address2</text:span></text:p>
            <text:p><text:span text:style-name="T1">Text field</text:span></text:p>
            <text:p><text:span text:style-name="T1"> </text:span></text:p>
          </table:table-cell>
          <table:table-cell office:value-type="string" calcext:value-type="string">
            <text:p/>
            <text:p><text:span text:style-name="T1">Upon entering vaild address</text:span></text:p>
            <text:p><text:span text:style-name="T1">(#111 hanumanth nagar </text:span></text:p>
            <text:p><text:span text:style-name="T2">1</text:span><text:span text:style-name="T3">st</text:span><text:span text:style-name="T2"> stage </text:span></text:p>
            <text:p><text:span text:style-name="T1">Banashankari</text:span></text:p>
          </table:table-cell>
          <table:table-cell office:value-type="string" calcext:value-type="string">
            <text:p><text:span text:style-name="T1">Enter the valid address</text:span></text:p>
            <text:p/>
            <text:p/>
          </table:table-cell>
          <table:table-cell office:value-type="string" calcext:value-type="string">
            <text:p><text:span text:style-name="T1">step1)open the register</text:span></text:p>
            <text:p><text:span text:style-name="T1"> Page</text:span></text:p>
            <text:p><text:span text:style-name="T1">step1)Enter the vaild</text:span></text:p>
            <text:p><text:span text:style-name="T1">Address</text:span></text:p>
          </table:table-cell>
          <table:table-cell office:value-type="string" calcext:value-type="string">
            <text:p>it is acceting hte valid </text:p>
            <text:p>Address</text:p>
          </table:table-cell>
          <table:table-cell office:value-type="string" calcext:value-type="string">
            <text:p>It is should accepting </text:p>
            <text:p>the address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TC#013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divya in </text:p>
            <text:p>user ID and</text:p>
            <text:p> Abc in password field</text:p>
            <text:p/>
          </table:table-cell>
          <table:table-cell office:value-type="string" calcext:value-type="string">
            <text:p>Enter invalid userID</text:p>
            <text:p>(divya)</text:p>
            <text:p>And valid password(abc)</text:p>
          </table:table-cell>
          <table:table-cell office:value-type="string" calcext:value-type="string">
            <text:p><text:span text:style-name="T1">step1)open the register page</text:span></text:p>
            <text:p>step1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TC#014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mamatha in </text:p>
            <text:p>user ID and</text:p>
            <text:p> Bca in password field</text:p>
            <text:p/>
          </table:table-cell>
          <table:table-cell office:value-type="string" calcext:value-type="string">
            <text:p>Enter valid userID</text:p>
            <text:p>(mamatha)</text:p>
            <text:p>And invalid password(bca)</text:p>
          </table:table-cell>
          <table:table-cell office:value-type="string" calcext:value-type="string">
            <text:p><text:span text:style-name="T1">step1)open the register page</text:span></text:p>
            <text:p>step2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TC#015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divya in </text:p>
            <text:p>user ID and</text:p>
            <text:p> Bca in password field</text:p>
            <text:p/>
          </table:table-cell>
          <table:table-cell office:value-type="string" calcext:value-type="string">
            <text:p>Enter valid userID</text:p>
            <text:p>(divya)</text:p>
            <text:p>And invalid password(bca)</text:p>
          </table:table-cell>
          <table:table-cell office:value-type="string" calcext:value-type="string">
            <text:p><text:span text:style-name="T1">step1)open the register page</text:span></text:p>
            <text:p>step2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TC#016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leaving empty in </text:p>
            <text:p>user ID and</text:p>
            <text:p>Abc in password field</text:p>
            <text:p/>
          </table:table-cell>
          <table:table-cell office:value-type="string" calcext:value-type="string">
            <text:p>Enter valid password(abc) and</text:p>
            <text:p> Leave empty user ID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6">
          <table:table-cell office:value-type="string" calcext:value-type="string">
            <text:p>TC#017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mamatha in</text:p>
            <text:p>user ID and</text:p>
            <text:p>Leving empty in</text:p>
            <text:p> Password field</text:p>
            <text:p/>
          </table:table-cell>
          <table:table-cell office:value-type="string" calcext:value-type="string">
            <text:p>Enter valid USER id(mamatha)</text:p>
            <text:p>And Leave empty password </text:p>
            <text:p>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enter user I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7">
          <table:table-cell office:value-type="string" calcext:value-type="string">
            <text:p>TC#018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leaving empty</text:p>
            <text:p>user ID and</text:p>
            <text:p>Leving empty </text:p>
            <text:p> Password field</text:p>
            <text:p/>
          </table:table-cell>
          <table:table-cell office:value-type="string" calcext:value-type="string">
            <text:p> Leaving empty user ID</text:p>
            <text:p>And Leave empty password </text:p>
            <text:p>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dont enter user id</text:p>
            <text:p>And password</text:p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18">
          <table:table-cell office:value-type="string" calcext:value-type="string">
            <text:p>TC#019</text:p>
          </table:table-cell>
          <table:table-cell office:value-type="string" calcext:value-type="string">
            <text:p>validate Repeat password</text:p>
          </table:table-cell>
          <table:table-cell office:value-type="string" calcext:value-type="string">
            <text:p><text:span text:style-name="T1">upon re-entering the bca</text:span></text:p>
            <text:p><text:span text:style-name="T1"> In repeat password</text:span></text:p>
          </table:table-cell>
          <table:table-cell office:value-type="string" calcext:value-type="string">
            <text:p>Enter the invalid password in </text:p>
            <text:p>Repeat password text field</text:p>
          </table:table-cell>
          <table:table-cell office:value-type="string" calcext:value-type="string">
            <text:p><text:span text:style-name="T1">step1)open the register page</text:span></text:p>
            <text:p>Step2)Enter password</text:p>
          </table:table-cell>
          <table:table-cell office:value-type="string" calcext:value-type="string">
            <text:p>It is not accpeting</text:p>
            <text:p> the password</text:p>
          </table:table-cell>
          <table:table-cell office:value-type="string" calcext:value-type="string">
            <text:p>It should not accept the </text:p>
            <text:p>Passwro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TC#020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1111 in First </text:p>
            <text:p>name text Filed </text:p>
            <text:p/>
          </table:table-cell>
          <table:table-cell office:value-type="string" calcext:value-type="string">
            <text:p>Enter the numbers(1111)</text:p>
            <text:p>In First  name 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 invalid name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1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<text:span text:style-name="T1">upon entering @#$%</text:span></text:p>
            <text:p><text:span text:style-name="T1"> in First name text Filed</text:span></text:p>
          </table:table-cell>
          <table:table-cell office:value-type="string" calcext:value-type="string">
            <text:p>Enter special characters</text:p>
            <text:p>In First  name 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 invalid name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2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leaving empty</text:p>
            <text:p>Name text field</text:p>
          </table:table-cell>
          <table:table-cell office:value-type="string" calcext:value-type="string">
            <text:p>donot enter leave empty</text:p>
          </table:table-cell>
          <table:table-cell office:value-type="string" calcext:value-type="string">
            <text:p><text:span text:style-name="T1">step1)open the register page</text:span></text:p>
            <text:p>Step2)donot enter</text:p>
          </table:table-cell>
          <table:table-cell office:value-type="string" calcext:value-type="string">
            <text:p>it is not accepting empty </text:p>
            <text:p>As a name</text:p>
          </table:table-cell>
          <table:table-cell office:value-type="string" calcext:value-type="string">
            <text:p>It should  not accpet </text:p>
            <text:p/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20">
          <table:table-cell office:value-type="string" calcext:value-type="string">
            <text:p>TC#023</text:p>
          </table:table-cell>
          <table:table-cell office:value-type="string" calcext:value-type="string">
            <text:p>Validate</text:p>
            <text:p>Last NAME text field</text:p>
          </table:table-cell>
          <table:table-cell office:value-type="string" calcext:value-type="string">
            <text:p>upon leaving empty in last</text:p>
            <text:p>Name text field</text:p>
          </table:table-cell>
          <table:table-cell office:value-type="string" calcext:value-type="string">
            <text:p>donot enter leave empty</text:p>
          </table:table-cell>
          <table:table-cell office:value-type="string" calcext:value-type="string">
            <text:p><text:span text:style-name="T1">step1)open the register page</text:span></text:p>
            <text:p>Step2)donot enter</text:p>
          </table:table-cell>
          <table:table-cell office:value-type="string" calcext:value-type="string">
            <text:p>it is not accepting empty </text:p>
            <text:p>As a name</text:p>
          </table:table-cell>
          <table:table-cell office:value-type="string" calcext:value-type="string">
            <text:p>It should  not accpet </text:p>
            <text:p/>
          </table:table-cell>
          <table:table-cell office:value-type="string" calcext:value-type="string">
            <text:p>pass</text:p>
          </table:table-cell>
          <table:table-cell table:number-columns-repeated="16"/>
        </table:table-row>
        <table:table-row table:style-name="ro21">
          <table:table-cell office:value-type="string" calcext:value-type="string">
            <text:p>TC#024</text:p>
          </table:table-cell>
          <table:table-cell office:value-type="string" calcext:value-type="string">
            <text:p>Validate Last NAME </text:p>
            <text:p>Text Field</text:p>
          </table:table-cell>
          <table:table-cell office:value-type="string" calcext:value-type="string">
            <text:p><text:span text:style-name="T1">upon entering 1111 in last </text:span></text:p>
            <text:p><text:span text:style-name="T1">name text Field </text:span></text:p>
          </table:table-cell>
          <table:table-cell office:value-type="string" calcext:value-type="string">
            <text:p><text:span text:style-name="T1">Enter the numbers(1111)</text:span></text:p>
            <text:p><text:span text:style-name="T1">In last  name text field</text:span>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<text:span text:style-name="T1"> invalid name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25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@#$% </text:p>
            <text:p>In Last name text field</text:p>
          </table:table-cell>
          <table:table-cell office:value-type="string" calcext:value-type="string">
            <text:p>Enter @#$ in last name </text:p>
            <text:p>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<text:span text:style-name="T1"> invalid name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3">
          <table:table-cell office:value-type="string" calcext:value-type="string">
            <text:p>TC#026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(mam@.com)</text:p>
          </table:table-cell>
          <table:table-cell office:value-type="string" calcext:value-type="string">
            <text:p>enter invalid emailID</text:p>
            <text:p>(mam@.com)</text:p>
          </table:table-cell>
          <table:table-cell office:value-type="string" calcext:value-type="string">
            <text:p>step1)open the registerpage</text:p>
            <text:p>step2)enter invaild email</text:p>
          </table:table-cell>
          <table:table-cell office:value-type="string" calcext:value-type="string">
            <text:p>it is  accepting</text:p>
            <text:p>Invaild 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27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1111 in email</text:p>
            <text:p>Text field</text:p>
          </table:table-cell>
          <table:table-cell office:value-type="string" calcext:value-type="string">
            <text:p>enter invaild email ID</text:p>
            <text:p>(1111)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8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</text:p>
            <text:p>Abc12gmail.com</text:p>
          </table:table-cell>
          <table:table-cell office:value-type="string" calcext:value-type="string">
            <text:p>enter invaild email ID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5">
          <table:table-cell office:value-type="string" calcext:value-type="string">
            <text:p>TC#029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@gmail.com</text:p>
            <text:p>In email ID text field</text:p>
          </table:table-cell>
          <table:table-cell office:value-type="string" calcext:value-type="string">
            <text:p>enter invaild email ID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6">
          <table:table-cell office:value-type="string" calcext:value-type="string">
            <text:p>TC#030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abcdef in </text:p>
            <text:p>Phone number text field</text:p>
          </table:table-cell>
          <table:table-cell office:value-type="string" calcext:value-type="string">
            <text:p>enter invalid <text:s/>Text field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7">
          <table:table-cell office:value-type="string" calcext:value-type="string">
            <text:p>TC#031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23456789 in</text:p>
            <text:p>enter phone number</text:p>
            <text:p> Text field</text:p>
          </table:table-cell>
          <table:table-cell office:value-type="string" calcext:value-type="string">
            <text:p>Enter 9 digits invalid number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2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@#$%##$$</text:p>
          </table:table-cell>
          <table:table-cell office:value-type="string" calcext:value-type="string">
            <text:p>enter special characters</text:p>
            <text:p>(@#$%##$$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3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2345678912</text:p>
            <text:p>In phone number text field</text:p>
          </table:table-cell>
          <table:table-cell office:value-type="string" calcext:value-type="string">
            <text:p>Enter 11 digits phone number</text:p>
            <text:p>(12345678912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4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111111111</text:p>
            <text:p>In phone text field</text:p>
          </table:table-cell>
          <table:table-cell office:value-type="string" calcext:value-type="string">
            <text:p>Enter same digit in phone text</text:p>
            <text:p>Field(1111111111111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35</text:p>
          </table:table-cell>
          <table:table-cell office:value-type="string" calcext:value-type="string">
            <text:p>validate Address1 text</text:p>
            <text:p>Field</text:p>
          </table:table-cell>
          <table:table-cell office:value-type="string" calcext:value-type="string">
            <text:p>upon entering 0000000000</text:p>
            <text:p>In address text filed</text:p>
          </table:table-cell>
          <table:table-cell office:value-type="string" calcext:value-type="string">
            <text:p>enter the invalid address </text:p>
            <text:p>(00000000000)</text:p>
          </table:table-cell>
          <table:table-cell office:value-type="string" calcext:value-type="string">
            <text:p>step1)open register page</text:p>
            <text:p><text:span text:style-name="T1">step2)enter invaild address</text:span></text:p>
          </table:table-cell>
          <table:table-cell office:value-type="string" calcext:value-type="string">
            <text:p>it is accepting</text:p>
            <text:p> Invaild address</text:p>
          </table:table-cell>
          <table:table-cell office:value-type="string" calcext:value-type="string">
            <text:p>it should not accept the </text:p>
            <text:p>Invalid addr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36</text:p>
          </table:table-cell>
          <table:table-cell office:value-type="string" calcext:value-type="string">
            <text:p>validate Address2 text</text:p>
            <text:p>Field</text:p>
          </table:table-cell>
          <table:table-cell office:value-type="string" calcext:value-type="string">
            <text:p>upon entering 0000000000</text:p>
            <text:p>In address text filed</text:p>
          </table:table-cell>
          <table:table-cell office:value-type="string" calcext:value-type="string">
            <text:p>enter the invalid address </text:p>
            <text:p>(000000000000)</text:p>
          </table:table-cell>
          <table:table-cell office:value-type="string" calcext:value-type="string">
            <text:p>step1)open register page</text:p>
            <text:p><text:span text:style-name="T1">step2)enter invaild address</text:span></text:p>
          </table:table-cell>
          <table:table-cell office:value-type="string" calcext:value-type="string">
            <text:p>it is accepting</text:p>
            <text:p> Invaild address</text:p>
          </table:table-cell>
          <table:table-cell office:value-type="string" calcext:value-type="string">
            <text:p>it should not accept the </text:p>
            <text:p>Invalid addr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7">
          <table:table-cell office:value-type="string" calcext:value-type="string">
            <text:p>TC#037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12344 in city </text:p>
            <text:p>Text field</text:p>
          </table:table-cell>
          <table:table-cell office:value-type="string" calcext:value-type="string">
            <text:p>enter the invalid city(12344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38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abcd in city </text:p>
            <text:p>Text field</text:p>
          </table:table-cell>
          <table:table-cell office:value-type="string" calcext:value-type="string">
            <text:p>enter the invalid city(abcd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39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@#$ in city </text:p>
            <text:p>Text field</text:p>
          </table:table-cell>
          <table:table-cell office:value-type="string" calcext:value-type="string">
            <text:p>enter the invalid city(@#$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7">
          <table:table-cell office:value-type="string" calcext:value-type="string">
            <text:p>TC#040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india in city </text:p>
            <text:p>Text field</text:p>
          </table:table-cell>
          <table:table-cell office:value-type="string" calcext:value-type="string">
            <text:p>enter the invalid city(india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28">
          <table:table-cell office:value-type="string" calcext:value-type="string">
            <text:p>TC#041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1234 in state </text:p>
            <text:p>Text field</text:p>
          </table:table-cell>
          <table:table-cell office:value-type="string" calcext:value-type="string">
            <text:p>enter the invalid state(12344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42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abcd in state</text:p>
            <text:p>Text field</text:p>
          </table:table-cell>
          <table:table-cell office:value-type="string" calcext:value-type="string">
            <text:p>enter the invalid state(abcd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43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@#$ in state</text:p>
            <text:p>Text field</text:p>
          </table:table-cell>
          <table:table-cell office:value-type="string" calcext:value-type="string">
            <text:p>enter the invalid state(@#$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44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indiain city </text:p>
            <text:p>Text field</text:p>
          </table:table-cell>
          <table:table-cell office:value-type="string" calcext:value-type="string">
            <text:p>enter the invalid state(india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TC#045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abcd</text:p>
            <text:p>In ZIP text field</text:p>
          </table:table-cell>
          <table:table-cell office:value-type="string" calcext:value-type="string">
            <text:p>enter invalild zip code(abcd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9">
          <table:table-cell office:value-type="string" calcext:value-type="string">
            <text:p>TC#046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@#$</text:p>
            <text:p>In ZIP text field</text:p>
          </table:table-cell>
          <table:table-cell office:value-type="string" calcext:value-type="string">
            <text:p>enter invalild zip code(@#$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TC#047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00000</text:p>
            <text:p>In ZIP text field</text:p>
          </table:table-cell>
          <table:table-cell office:value-type="string" calcext:value-type="string">
            <text:p>enter invalild zip code(00000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48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101111</text:p>
            <text:p>In ZIP text field</text:p>
          </table:table-cell>
          <table:table-cell office:value-type="string" calcext:value-type="string">
            <text:p>enter invalild zip code</text:p>
            <text:p>(563101111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29">
          <table:table-cell office:value-type="string" calcext:value-type="string">
            <text:p>TC#049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</text:p>
            <text:p>In ZIP text field</text:p>
          </table:table-cell>
          <table:table-cell office:value-type="string" calcext:value-type="string">
            <text:p>enter invalild zip code(563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50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abc in</text:p>
            <text:p> Country Text field</text:p>
          </table:table-cell>
          <table:table-cell office:value-type="string" calcext:value-type="string">
            <text:p>enter invalid country name(abc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7">
          <table:table-cell office:value-type="string" calcext:value-type="string">
            <text:p>TC#051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1234</text:p>
            <text:p> in countryText field</text:p>
          </table:table-cell>
          <table:table-cell office:value-type="string" calcext:value-type="string">
            <text:p>enter invalid country name</text:p>
            <text:p>(1234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8">
          <table:table-cell office:value-type="string" calcext:value-type="string">
            <text:p>TC#052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banglore in </text:p>
            <text:p>Country Text field</text:p>
          </table:table-cell>
          <table:table-cell office:value-type="string" calcext:value-type="string">
            <text:p>enter invalid country name</text:p>
            <text:p>(banglore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0:12:04.03385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6:30.975866999</meta:creation-date>
    <dc:date>2019-05-08T10:20:50.281820619</dc:date>
    <meta:editing-duration>PT8H46M7S</meta:editing-duration>
    <meta:editing-cycles>366</meta:editing-cycles>
    <meta:generator>LibreOffice/6.0.7.3$Linux_X86_64 LibreOffice_project/00m0$Build-3</meta:generator>
    <meta:document-statistic meta:table-count="3" meta:cell-count="476" meta:object-count="0"/>
  </office:meta>
</office:document-meta>
</file>